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8000002198997C4A3.png" manifest:media-type="image/png"/>
  <manifest:file-entry manifest:full-path="Pictures/10000001000001FA0000018452C9EC0D.png" manifest:media-type="image/png"/>
  <manifest:file-entry manifest:full-path="Pictures/10000001000001D3000001A97E90D3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e24887ba-7fff-f5f4-459f-57953408b694"/><draw:frame draw:style-name="fr1" draw:name="Image1" text:anchor-type="as-char" svg:width="4.8646in" svg:height="4.4272in" draw:z-index="0"><draw:image xlink:href="Pictures/10000001000001D3000001A97E90D31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c541ca92-7fff-b9d1-f345-b9f21f866a9e"/><draw:frame draw:style-name="fr1" draw:name="Image2" text:anchor-type="as-char" svg:width="5.2709in" svg:height="4.0417in" draw:z-index="1"><draw:image xlink:href="Pictures/10000001000001FA0000018452C9EC0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bookmark text:name="docs-internal-guid-78497f5a-7fff-89b0-077a-73d6e83b4189"/><text:span text:style-name="T1"><draw:frame draw:style-name="fr1" draw:name="Image3" text:anchor-type="as-char" svg:width="5.5835in" svg:height="5.5937in" draw:z-index="2"><draw:image xlink:href="Pictures/1000000100000218000002198997C4A3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7:00:09.386578164</meta:creation-date>
    <dc:date>2025-06-05T17:20:34.068191225</dc:date>
    <meta:editing-duration>PT6M38S</meta:editing-duration>
    <meta:editing-cycles>1</meta:editing-cycles>
    <meta:document-statistic meta:table-count="0" meta:image-count="3" meta:object-count="0" meta:page-count="3" meta:paragraph-count="3" meta:word-count="0" meta:character-count="0" meta:non-whitespace-character-count="0"/>
    <meta:generator>LibreOffice/24.8.4.2$Linux_X86_64 LibreOffice_project/bb3cfa12c7b1bf994ecc5649a80400d06cd71002</meta:generator>
  </office:meta>
</office:document-meta>
</file>